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</office:automatic-styles>
  <office:body>
    <office:text text:use-soft-page-breaks="true">
      <text:p text:style-name="P1">```{r}</text:p>
      <text:p text:style-name="P2">#| layout-ncol: 2</text:p>
      <text:p text:style-name="P3">#| warning: false</text:p>
      <text:p text:style-name="P4">#| message: false</text:p>
      <text:p text:style-name="P5">#| echo: false</text:p>
      <text:p text:style-name="P6">#| eval: false</text:p>
      <text:p text:style-name="P7">#| comment: NA</text:p>
      <text:p text:style-name="P8"/>
      <text:p text:style-name="P9">forest_2014=terra::rast("./assets/LULC/outputs/forest_2014.tif")</text:p>
      <text:p text:style-name="P10">forest_2019=terra::rast("./assets/LULC/outputs/forest_2019.tif")</text:p>
      <text:p text:style-name="P11">forest_2024=terra::rast("./assets/LULC/outputs/forest_2024.tif")</text:p>
      <text:p text:style-name="P12">forest_loss_2014_2024=terra::rast("./assets/LULC/outputs//forest_loss_2014_2024.tif")</text:p>
      <text:p text:style-name="P13"/>
      <text:p text:style-name="P14">resolution &lt;- terra::res(forest_2014)[1]</text:p>
      <text:p text:style-name="P15">forest_2014_estimate &lt;- sum(forest_2014[], na.rm = TRUE) * resolution^2 / 10000</text:p>
      <text:p text:style-name="P16">forest_2019_estimate &lt;- sum(forest_2019[], na.rm = TRUE) * resolution^2 / 10000</text:p>
      <text:p text:style-name="P17">forest_2024_estimate &lt;- sum(forest_2024[], na.rm = TRUE) * resolution^2 / 10000</text:p>
      <text:p text:style-name="P18">forest_loss_2014_2024_estimate &lt;- sum(forest_loss_2014_2024[],na.rm=T)*resolution^2/10000</text:p>
      <text:p text:style-name="P19"/>
      <text:p text:style-name="P20"># Create a data frame for better presentation</text:p>
      <text:p text:style-name="P21">forest_summary &lt;- data.frame(</text:p>
      <text:p text:style-name="P22"><text:s text:c="2"/>Year = c("2014", "2019", "2024", "Loss 2014-2024"),</text:p>
      <text:p text:style-name="P23"><text:s text:c="2"/>`Forest Area (hectares)` = c(</text:p>
      <text:p text:style-name="P24"><text:s text:c="4"/>format(forest_2014_estimate, big.mark = ",", digits = 1),</text:p>
      <text:p text:style-name="P25"><text:s text:c="4"/>format(forest_2019_estimate, big.mark = ",", digits = 1),</text:p>
      <text:p text:style-name="P26"><text:s text:c="4"/>format(forest_2024_estimate, big.mark = ",", digits = 1),</text:p>
      <text:p text:style-name="P27"><text:s text:c="4"/>format(forest_loss_2014_2024_estimate, big.mark = ",", digits = 1)</text:p>
      <text:p text:style-name="P28"><text:s text:c="2"/>)</text:p>
      <text:p text:style-name="P29">)</text:p>
      <text:p text:style-name="P30"/>
      <text:p text:style-name="P31">knitr::kable(forest_summary,<text:s/></text:p>
      <text:p text:style-name="P32"><text:s text:c="13"/>caption = "Forest Cover Summary for Bong County",</text:p>
      <text:p text:style-name="P33"><text:s text:c="13"/>align = c("l", "r"))</text:p>
      <text:p text:style-name="P34"/>
      <text:p text:style-name="P35">terra::plot(forest_2014, main="Forest Cover Map, 2014")</text:p>
      <text:p text:style-name="P36">terra::plot(forest_2019, main="Forest Cover Map, 2019")</text:p>
      <text:p text:style-name="P37">terra::plot(forest_2024, main="Forest Cover Map, 2024")</text:p>
      <text:p text:style-name="P38">```</text:p>
      <text:p text:style-name="P39"/>
      <text:p text:style-name="P40">```{r}</text:p>
      <text:p text:style-name="P41">#| layout-ncol: 2</text:p>
      <text:p text:style-name="P42">#| warning: false</text:p>
      <text:p text:style-name="P43">#| message: false</text:p>
      <text:p text:style-name="P44">#| echo: false</text:p>
      <text:p text:style-name="P45">#| eval: false</text:p>
      <text:p text:style-name="P46">#| comment: NA</text:p>
      <text:p text:style-name="P47"/>
      <text:p text:style-name="P48">forest_loss_2014_2024=terra::rast("./assets/LULC/outputs//forest_loss_2014_2024.tif")</text:p>
      <text:soft-page-break/>
      <text:p text:style-name="P49">terra::plot(forest_loss_2014_2024, main="Forest Loss Map, 2014-2024")</text:p>
      <text:p text:style-name="P50">```</text:p>
      <text:p text:style-name="P51"/>
      <text:p text:style-name="P52"/>
      <text:p text:style-name="P53">```{r}</text:p>
      <text:p text:style-name="P54">#| layout-ncol: 2</text:p>
      <text:p text:style-name="P55">#| warning: false</text:p>
      <text:p text:style-name="P56">#| message: false</text:p>
      <text:p text:style-name="P57">#| echo: false</text:p>
      <text:p text:style-name="P58">#| eval: false</text:p>
      <text:p text:style-name="P59">#| comment: NA</text:p>
      <text:p text:style-name="P60"/>
      <text:p text:style-name="P61">forest_loss_2014_2024=terra::rast("./assets/LULC/outputs//forest_loss_2014_2024.tif")</text:p>
      <text:p text:style-name="P62">terra::plot(forest_loss_2014_2024, main="Forest Loss Map, 2014-2024")</text:p>
      <text:p text:style-name="P63">```</text:p>
      <text:p text:style-name="P64"/>
      <text:p text:style-name="P65"/>
      <text:p text:style-name="P66">```{r}</text:p>
      <text:p text:style-name="P67">#| layout-ncol: 2</text:p>
      <text:p text:style-name="P68">#| warning: false</text:p>
      <text:p text:style-name="P69">#| message: false</text:p>
      <text:p text:style-name="P70">#| echo: false</text:p>
      <text:p text:style-name="P71">#| eval: false</text:p>
      <text:p text:style-name="P72">#| comment: NA</text:p>
      <text:p text:style-name="P73"/>
      <text:p text:style-name="P74">forest_2014=terra::rast("./assets/LULC/outputs/forest_2014.tif")</text:p>
      <text:p text:style-name="P75">forest_2019=terra::rast("./assets/LULC/outputs/forest_2019.tif")</text:p>
      <text:p text:style-name="P76">forest_2024=terra::rast("./assets/LULC/outputs/forest_2024.tif")</text:p>
      <text:p text:style-name="P77">forest_loss_2014_2024=terra::rast("./assets/LULC/outputs//forest_loss_2014_2024.tif")</text:p>
      <text:p text:style-name="P78"/>
      <text:p text:style-name="P79">resolution &lt;- terra::res(forest_2014)[1]</text:p>
      <text:p text:style-name="P80">forest_2014_estimate &lt;- sum(forest_2014[], na.rm = TRUE) * resolution^2 / 10000</text:p>
      <text:p text:style-name="P81">forest_2019_estimate &lt;- sum(forest_2019[], na.rm = TRUE) * resolution^2 / 10000</text:p>
      <text:p text:style-name="P82">forest_2024_estimate &lt;- sum(forest_2024[], na.rm = TRUE) * resolution^2 / 10000</text:p>
      <text:p text:style-name="P83">forest_loss_2014_2024_estimate &lt;- sum(forest_loss_2014_2024[],na.rm=T)*resolution^2/10000</text:p>
      <text:p text:style-name="P84"/>
      <text:p text:style-name="P85"># Create a data frame for better presentation</text:p>
      <text:p text:style-name="P86">forest_summary &lt;- data.frame(</text:p>
      <text:p text:style-name="P87"><text:s text:c="2"/>Year = c("2014", "2019", "2024", "Loss 2014-2024"),</text:p>
      <text:p text:style-name="P88"><text:s text:c="2"/>`Forest Area (hectares)` = c(</text:p>
      <text:p text:style-name="P89"><text:s text:c="4"/>format(forest_2014_estimate, big.mark = ",", digits = 1),</text:p>
      <text:p text:style-name="P90"><text:s text:c="4"/>format(forest_2019_estimate, big.mark = ",", digits = 1),</text:p>
      <text:p text:style-name="P91"><text:s text:c="4"/>format(forest_2024_estimate, big.mark = ",", digits = 1),</text:p>
      <text:p text:style-name="P92"><text:s text:c="4"/>format(forest_loss_2014_2024_estimate, big.mark = ",", digits = 1)</text:p>
      <text:p text:style-name="P93"><text:s text:c="2"/>)</text:p>
      <text:p text:style-name="P94">)</text:p>
      <text:p text:style-name="P95"/>
      <text:p text:style-name="P96">knitr::kable(forest_summary,</text:p>
      <text:soft-page-break/>
      <text:p text:style-name="P97"><text:s text:c="13"/>caption = "Forest Cover Summary for Bong County",</text:p>
      <text:p text:style-name="P98"><text:s text:c="13"/>align = c("l", "r"))</text:p>
      <text:p text:style-name="P99"/>
      <text:p text:style-name="P100">terra::plot(forest_2014, main="Forest Cover Map, 2014")</text:p>
      <text:p text:style-name="P101">terra::plot(forest_2019, main="Forest Cover Map, 2019")</text:p>
      <text:p text:style-name="P102">terra::plot(forest_2024, main="Forest Cover Map, 2024")</text:p>
      <text:p text:style-name="P103">```</text:p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rphy, Seamus</dc:creator>
    <meta:creation-date>2025-08-27T04:11:00Z</meta:creation-date>
    <dc:date>2025-08-27T04:11:00Z</dc:date>
    <meta:template xlink:href="Normal.dotm" xlink:type="simple"/>
    <meta:editing-cycles>2</meta:editing-cycles>
    <meta:editing-duration>PT0S</meta:editing-duration>
    <meta:document-statistic meta:page-count="3" meta:paragraph-count="7" meta:word-count="524" meta:character-count="3506" meta:row-count="24" meta:non-whitespace-character-count="2989"/>
  </office:meta>
</office:document-meta>
</file>